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Verdana" svg:font-family="Verdana"/>
    <style:font-face style:name="Lucida Sans Unicode" svg:font-family="'Lucida Sans Unicode'" style:font-pitch="variable"/>
    <style:font-face style:name="Tahoma" svg:font-family="Tahoma" style:font-pitch="variable"/>
    <style:font-face style:name="Vrinda" svg:font-family="Vrinda" style:font-pitch="variable"/>
    <style:font-face style:name="Script" svg:font-family="Script" style:font-family-generic="script" style:font-pitch="variable"/>
  </office:font-face-decls>
  <office:automatic-styles>
    <style:style style:name="P1" style:family="paragraph" style:parent-style-name="Text_20_body" style:master-page-name="">
      <style:paragraph-properties fo:margin-top="0cm" fo:margin-bottom="0cm"/>
      <style:text-properties style:font-name="Script" fo:font-size="16pt" style:font-size-asian="16pt" style:font-size-complex="16pt"/>
    </style:style>
    <style:style style:name="P2" style:family="paragraph" style:parent-style-name="Text_20_body">
      <style:paragraph-properties fo:margin-top="0cm" fo:margin-bottom="0cm"/>
      <style:text-properties style:font-name="Script" fo:font-size="16pt"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ria Pahnke, 17 Jahre, </text:p>
      <text:p text:style-name="P2">Famile ist alter Aldel, Frederic hat sie in ihrem Zimmer getötet, Drei Leibwächter ebenfalls, die dazu abestellt waren, Daria zu schützen. Ihr Vater Olin Pahnke nutzt momentan all seine Verbindungen um Frederic zu schnappen. Er hat ebenso ein Kopfgeld auf Frederic in Höhe von 10000 ausgesetzt. </text:p>
      <text:p text:style-name="P2">Frederic hat Daria vergewaltigt und die Kehle aufgeschnitten. Die Leibwächter sind auf unbekannte Art umgekommen.</text:p>
      <text:p text:style-name="P2"/>
      <text:p text:style-name="P2">Janina Koppelmann, 19 Jahre; Thuy Carmell, 22 Jahre; Sherill Shorette, 20 Jahre</text:p>
      <text:p text:style-name="P2">Diese drei waren enge Freundinnen, die zusammen die Nacht im Hause der Familie Koppelmann verbringen wollten um nicht allein zu sein. Frederic hat alle drei getötet, ebenso die gesamte Familie Koppelmann.. Lediglich Sherill Shorette wurde die Kehle aufgeschnitten, den beiden anderen Mädchen hat er das Genick gebrochen. Die Familienmitglieder hat er in ihren Betten im Schlaf abgestochen.</text:p>
      <text:p text:style-name="P2"/>
      <text:p text:style-name="P2">Abbey Haq, 19 Jahre, Ronny Artmann 23 Jahre</text:p>
      <text:p text:style-name="P2">Beide waren zusammen, im Zimmer von Abbey. Abbey wurde der Hals durchgeschnitten, Ronny Artmann ist auf unerklärte Weise gestorben.</text:p>
      <text:p text:style-name="P2"/>
      <text:p text:style-name="P2">Phyliss Cockey, 18 Jahre</text:p>
      <text:p text:style-name="P2">Sie wurde in Ihrem Zimmer ermordet. Die Familie wurde verschont. Mitbekommen hat die Familie nichts. Die Leiche wurde am nächsten Morgen gefunden.</text:p>
      <text:p text:style-name="P2"/>
      <text:p text:style-name="P2">Phuong Mcaboy, 19 Jahre</text:p>
      <text:p text:style-name="P2">Sie wurde im Hinterhof des Hauses von Frederic überrascht und getötet, Ihr wurde die Hehle durchgeschnitten, vergewaltigt hat er sie aber nicht. Ihr Vater hat Frederic entdeckt und konnte Frederic verjagen, kam aber für sein Tochter zu spät. Er behauptet gesehen zu haben, das Frederic das Blut seiner Tochter getrunken habe. Der Vater ist allerdings vollkommen verstört und unter Schock, die Miliz glaubt ihm daher nur bedingt.</text:p>
      <text:p text:style-name="P2"/>
      <text:p text:style-name="P2">Rona Cadarette, Bruder Genaro</text:p>
      <text:p text:style-name="P2">Rona wurde die Kehle durchgeschnitten, ebenso Bruder Genaro. Beide waren auf dem Heimweg, von der Abendmesse </text:p>
      <text:p text:style-name="P2"/>
      <text:p text:style-name="P2">Breana Papay, 20 Jahre</text:p>
      <text:p text:style-name="P2">Strassenhure, wurde mitten in der Nacht getötet in einer Gasse. Sie wurde am Morgen gefinden. Ihre Kehle war durchschnitten.</text:p>
      <text:p text:style-name="P2"/>
      <text:p text:style-name="P2">Zenia Seegert, 18 Jahre</text:p>
      <text:p text:style-name="P2">Strassenhure, wurde in einer dunklen Gasse ermordet. Ihre Kehle wurde durchschnitten.</text:p>
      <text:p text:style-name="P2"/>
      <text:p text:style-name="P2">Basilia Balasa, 18 Jahre</text:p>
      <text:p text:style-name="P2">Strassenhure, dieser Mord sollte, wie Ihr ja wisst, [INSERT NAME HERE], angehang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Verdana" svg:font-family="Verdana"/>
    <style:font-face style:name="Lucida Sans Unicode" svg:font-family="'Lucida Sans Unicode'" style:font-pitch="variable"/>
    <style:font-face style:name="Tahoma" svg:font-family="Tahoma" style:font-pitch="variable"/>
    <style:font-face style:name="Vrinda" svg:font-family="Vrinda" style:font-pitch="variable"/>
    <style:font-face style:name="Script" svg:font-family="Script" style:font-family-generic="script"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5-21T16:44:33</meta:creation-date>
    <dc:date>2006-05-21T17:22:32</dc:date>
    <meta:print-date>2006-05-21T17:22:08</meta:print-date>
    <dc:language>de-DE</dc:language>
    <meta:editing-cycles>6</meta:editing-cycles>
    <meta:editing-duration>PT23M1S</meta:editing-duration>
    <meta:user-defined meta:name="Info 1"/>
    <meta:user-defined meta:name="Info 2"/>
    <meta:user-defined meta:name="Info 3"/>
    <meta:user-defined meta:name="Info 4"/>
    <meta:document-statistic meta:table-count="0" meta:image-count="0" meta:object-count="0" meta:page-count="1" meta:paragraph-count="19" meta:word-count="333" meta:character-count="2201"/>
  </office:meta>
</office:document-meta>
</file>